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19in"/>
    </style:style>
    <style:style style:name="co3" style:family="table-column">
      <style:table-column-properties fo:break-before="auto" style:column-width="2.588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/>
    </style:style>
  </office:automatic-styles>
  <office:body>
    <office:spreadsheet>
      <table:table table:name="Pin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Pin Number</text:p>
          </table:table-cell>
          <table:table-cell table:style-name="ce1" office:value-type="string">
            <text:p>Pin Name</text:p>
          </table:table-cell>
          <table:table-cell table:style-name="ce1" office:value-type="string">
            <text:p>STM32 HW</text:p>
          </table:table-cell>
          <table:table-cell table:style-name="ce1" office:value-type="string">
            <text:p>Destination Chip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put/Outpu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F0</text:p>
          </table:table-cell>
          <table:table-cell office:value-type="string">
            <text:p>FSMC</text:p>
          </table:table-cell>
          <table:table-cell office:value-type="string">
            <text:p>SRAM A0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F1</text:p>
          </table:table-cell>
          <table:table-cell office:value-type="string">
            <text:p>FSMC</text:p>
          </table:table-cell>
          <table:table-cell office:value-type="string">
            <text:p>SRAM A1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F2</text:p>
          </table:table-cell>
          <table:table-cell office:value-type="string">
            <text:p>FSMC</text:p>
          </table:table-cell>
          <table:table-cell office:value-type="string">
            <text:p>SRAM A2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F3</text:p>
          </table:table-cell>
          <table:table-cell office:value-type="string">
            <text:p>FSMC</text:p>
          </table:table-cell>
          <table:table-cell office:value-type="string">
            <text:p>SRAM A3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F4</text:p>
          </table:table-cell>
          <table:table-cell office:value-type="string">
            <text:p>FSMC</text:p>
          </table:table-cell>
          <table:table-cell office:value-type="string">
            <text:p>SRAM A4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F5</text:p>
          </table:table-cell>
          <table:table-cell office:value-type="string">
            <text:p>FSMC</text:p>
          </table:table-cell>
          <table:table-cell office:value-type="string">
            <text:p>SRAM A5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PF12</text:p>
          </table:table-cell>
          <table:table-cell office:value-type="string">
            <text:p>FSMC</text:p>
          </table:table-cell>
          <table:table-cell office:value-type="string">
            <text:p>SRAM A6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F13</text:p>
          </table:table-cell>
          <table:table-cell office:value-type="string">
            <text:p>FSMC</text:p>
          </table:table-cell>
          <table:table-cell office:value-type="string">
            <text:p>SRAM A7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F14</text:p>
          </table:table-cell>
          <table:table-cell office:value-type="string">
            <text:p>FSMC</text:p>
          </table:table-cell>
          <table:table-cell office:value-type="string">
            <text:p>SRAM A8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F15</text:p>
          </table:table-cell>
          <table:table-cell office:value-type="string">
            <text:p>FSMC</text:p>
          </table:table-cell>
          <table:table-cell office:value-type="string">
            <text:p>SRAM A9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PG0</text:p>
          </table:table-cell>
          <table:table-cell office:value-type="string">
            <text:p>FSMC</text:p>
          </table:table-cell>
          <table:table-cell office:value-type="string">
            <text:p>SRAM A10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PG1</text:p>
          </table:table-cell>
          <table:table-cell office:value-type="string">
            <text:p>FSMC</text:p>
          </table:table-cell>
          <table:table-cell office:value-type="string">
            <text:p>SRAM A11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PG2</text:p>
          </table:table-cell>
          <table:table-cell office:value-type="string">
            <text:p>FSMC</text:p>
          </table:table-cell>
          <table:table-cell office:value-type="string">
            <text:p>SRAM A12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PG3</text:p>
          </table:table-cell>
          <table:table-cell office:value-type="string">
            <text:p>FSMC</text:p>
          </table:table-cell>
          <table:table-cell office:value-type="string">
            <text:p>SRAM A13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PG4</text:p>
          </table:table-cell>
          <table:table-cell office:value-type="string">
            <text:p>FSMC</text:p>
          </table:table-cell>
          <table:table-cell office:value-type="string">
            <text:p>SRAM A14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PG5</text:p>
          </table:table-cell>
          <table:table-cell office:value-type="string">
            <text:p>FSMC</text:p>
          </table:table-cell>
          <table:table-cell office:value-type="string">
            <text:p>SRAM A15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PD11</text:p>
          </table:table-cell>
          <table:table-cell office:value-type="string">
            <text:p>FSMC</text:p>
          </table:table-cell>
          <table:table-cell office:value-type="string">
            <text:p>SRAM A16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PD14</text:p>
          </table:table-cell>
          <table:table-cell office:value-type="string">
            <text:p>FSMC</text:p>
          </table:table-cell>
          <table:table-cell office:value-type="string">
            <text:p>SRAM D0</text:p>
          </table:table-cell>
          <table:table-cell office:value-type="string">
            <text:p>SRAM Data Line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PD15</text:p>
          </table:table-cell>
          <table:table-cell office:value-type="string">
            <text:p>FSMC</text:p>
          </table:table-cell>
          <table:table-cell office:value-type="string">
            <text:p>SRAM D1</text:p>
          </table:table-cell>
          <table:table-cell office:value-type="string">
            <text:p>SRAM Data Line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PD0</text:p>
          </table:table-cell>
          <table:table-cell office:value-type="string">
            <text:p>FSMC</text:p>
          </table:table-cell>
          <table:table-cell office:value-type="string">
            <text:p>SRAM D2</text:p>
          </table:table-cell>
          <table:table-cell office:value-type="string">
            <text:p>SRAM Data Line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PD1</text:p>
          </table:table-cell>
          <table:table-cell office:value-type="string">
            <text:p>FSMC</text:p>
          </table:table-cell>
          <table:table-cell office:value-type="string">
            <text:p>SRAM D3</text:p>
          </table:table-cell>
          <table:table-cell office:value-type="string">
            <text:p>SRAM Data Line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PE7</text:p>
          </table:table-cell>
          <table:table-cell office:value-type="string">
            <text:p>FSMC</text:p>
          </table:table-cell>
          <table:table-cell office:value-type="string">
            <text:p>SRAM D4</text:p>
          </table:table-cell>
          <table:table-cell office:value-type="string">
            <text:p>SRAM Data Line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E8</text:p>
          </table:table-cell>
          <table:table-cell office:value-type="string">
            <text:p>FSMC</text:p>
          </table:table-cell>
          <table:table-cell office:value-type="string">
            <text:p>SRAM D5</text:p>
          </table:table-cell>
          <table:table-cell office:value-type="string">
            <text:p>SRAM Data Line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PE9</text:p>
          </table:table-cell>
          <table:table-cell office:value-type="string">
            <text:p>FSMC</text:p>
          </table:table-cell>
          <table:table-cell office:value-type="string">
            <text:p>SRAM D6</text:p>
          </table:table-cell>
          <table:table-cell office:value-type="string">
            <text:p>SRAM Data Line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PE10</text:p>
          </table:table-cell>
          <table:table-cell office:value-type="string">
            <text:p>FSMC</text:p>
          </table:table-cell>
          <table:table-cell office:value-type="string">
            <text:p>SRAM D7</text:p>
          </table:table-cell>
          <table:table-cell office:value-type="string">
            <text:p>SRAM Data Line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PD5</text:p>
          </table:table-cell>
          <table:table-cell office:value-type="string">
            <text:p>FSMC</text:p>
          </table:table-cell>
          <table:table-cell office:value-type="string">
            <text:p>SRAM WE#</text:p>
          </table:table-cell>
          <table:table-cell office:value-type="string">
            <text:p>SRAM Write Enabl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PD4</text:p>
          </table:table-cell>
          <table:table-cell office:value-type="string">
            <text:p>FSMC</text:p>
          </table:table-cell>
          <table:table-cell office:value-type="string">
            <text:p>SRAM OE#</text:p>
          </table:table-cell>
          <table:table-cell office:value-type="string">
            <text:p>SRAM Output Enabl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PD7</text:p>
          </table:table-cell>
          <table:table-cell office:value-type="string">
            <text:p>FSMC</text:p>
          </table:table-cell>
          <table:table-cell office:value-type="string">
            <text:p>SRAM CE#</text:p>
          </table:table-cell>
          <table:table-cell office:value-type="string">
            <text:p>SRAM Chip Enabl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A4</text:p>
          </table:table-cell>
          <table:table-cell office:value-type="string">
            <text:p>SPI_1</text:p>
          </table:table-cell>
          <table:table-cell office:value-type="string">
            <text:p>Serial Flash NSS</text:p>
          </table:table-cell>
          <table:table-cell office:value-type="string">
            <text:p>Bulk Storage SPI NSS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A5</text:p>
          </table:table-cell>
          <table:table-cell office:value-type="string">
            <text:p>SPI_1</text:p>
          </table:table-cell>
          <table:table-cell office:value-type="string">
            <text:p>Serial Flash SCK</text:p>
          </table:table-cell>
          <table:table-cell office:value-type="string">
            <text:p>Bulk Storage SPI Clock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A6</text:p>
          </table:table-cell>
          <table:table-cell office:value-type="string">
            <text:p>SPI_1</text:p>
          </table:table-cell>
          <table:table-cell office:value-type="string">
            <text:p>Serial Flash MISO</text:p>
          </table:table-cell>
          <table:table-cell office:value-type="string">
            <text:p>Bulk Storage SPI MISO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A7</text:p>
          </table:table-cell>
          <table:table-cell office:value-type="string">
            <text:p>SPI_1</text:p>
          </table:table-cell>
          <table:table-cell office:value-type="string">
            <text:p>Serial Flash MOSI</text:p>
          </table:table-cell>
          <table:table-cell office:value-type="string">
            <text:p>Bulk Storage SPI MOSI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B10</text:p>
          </table:table-cell>
          <table:table-cell office:value-type="string">
            <text:p>USART_3</text:p>
          </table:table-cell>
          <table:table-cell table:style-name="ce2" office:value-type="string">
            <text:p>N/A</text:p>
          </table:table-cell>
          <table:table-cell office:value-type="string">
            <text:p>USART Clock Line (unused)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PB11</text:p>
          </table:table-cell>
          <table:table-cell office:value-type="string">
            <text:p>USART_3</text:p>
          </table:table-cell>
          <table:table-cell office:value-type="string">
            <text:p>IHU RXD</text:p>
          </table:table-cell>
          <table:table-cell office:value-type="string">
            <text:p>USART TXD Line (connects to IHU RXD)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PB12</text:p>
          </table:table-cell>
          <table:table-cell office:value-type="string">
            <text:p>USART_3</text:p>
          </table:table-cell>
          <table:table-cell office:value-type="string">
            <text:p>IHU TXD</text:p>
          </table:table-cell>
          <table:table-cell office:value-type="string">
            <text:p>USART RXD Line (connects to IHU TXD)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PB13</text:p>
          </table:table-cell>
          <table:table-cell office:value-type="string">
            <text:p>USART_3</text:p>
          </table:table-cell>
          <table:table-cell table:style-name="ce2" office:value-type="string">
            <text:p>N/A</text:p>
          </table:table-cell>
          <table:table-cell office:value-type="string">
            <text:p>USART CTS Line (unused)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PB14</text:p>
          </table:table-cell>
          <table:table-cell office:value-type="string">
            <text:p>USART_3</text:p>
          </table:table-cell>
          <table:table-cell table:style-name="ce2" office:value-type="string">
            <text:p>N/A</text:p>
          </table:table-cell>
          <table:table-cell office:value-type="string">
            <text:p>USART RTS Line (unused)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PB8</text:p>
          </table:table-cell>
          <table:table-cell office:value-type="string">
            <text:p>I2C_1</text:p>
          </table:table-cell>
          <table:table-cell office:value-type="string">
            <text:p>Camera SIO_C</text:p>
          </table:table-cell>
          <table:table-cell office:value-type="string">
            <text:p>I2C SCL to Camera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PB9</text:p>
          </table:table-cell>
          <table:table-cell office:value-type="string">
            <text:p>I2C_1</text:p>
          </table:table-cell>
          <table:table-cell office:value-type="string">
            <text:p>Camera SIO_D</text:p>
          </table:table-cell>
          <table:table-cell office:value-type="string">
            <text:p>I2C SDA to Camera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string">
            <text:p>PC0</text:p>
          </table:table-cell>
          <table:table-cell office:value-type="string">
            <text:p>Camera D0</text:p>
          </table:table-cell>
          <table:table-cell office:value-type="string">
            <text:p>Camera Data Line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string">
            <text:p>PC1</text:p>
          </table:table-cell>
          <table:table-cell office:value-type="string">
            <text:p>Camera D1</text:p>
          </table:table-cell>
          <table:table-cell office:value-type="string">
            <text:p>Camera Data Line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string">
            <text:p>PC2</text:p>
          </table:table-cell>
          <table:table-cell office:value-type="string">
            <text:p>Camera D2</text:p>
          </table:table-cell>
          <table:table-cell office:value-type="string">
            <text:p>Camera Data Line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string">
            <text:p>PC3</text:p>
          </table:table-cell>
          <table:table-cell office:value-type="string">
            <text:p>Camera D3</text:p>
          </table:table-cell>
          <table:table-cell office:value-type="string">
            <text:p>Camera Data Line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string">
            <text:p>PC4</text:p>
          </table:table-cell>
          <table:table-cell office:value-type="string">
            <text:p>Camera D4</text:p>
          </table:table-cell>
          <table:table-cell office:value-type="string">
            <text:p>Camera Data Line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string">
            <text:p>PC5</text:p>
          </table:table-cell>
          <table:table-cell office:value-type="string">
            <text:p>Camera D5</text:p>
          </table:table-cell>
          <table:table-cell office:value-type="string">
            <text:p>Camera Data Line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string">
            <text:p>PC6</text:p>
          </table:table-cell>
          <table:table-cell office:value-type="string">
            <text:p>Camera D6</text:p>
          </table:table-cell>
          <table:table-cell office:value-type="string">
            <text:p>Camera Data Line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string">
            <text:p>PC7</text:p>
          </table:table-cell>
          <table:table-cell office:value-type="string">
            <text:p>Camera D7</text:p>
          </table:table-cell>
          <table:table-cell office:value-type="string">
            <text:p>Camera Data Line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string">
            <text:p>PC8</text:p>
          </table:table-cell>
          <table:table-cell office:value-type="string">
            <text:p>Camera VSYNC</text:p>
          </table:table-cell>
          <table:table-cell office:value-type="string">
            <text:p>Camera Vertical Sync Output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string">
            <text:p>PC9</text:p>
          </table:table-cell>
          <table:table-cell office:value-type="string">
            <text:p>Camera HREF</text:p>
          </table:table-cell>
          <table:table-cell office:value-type="string">
            <text:p>Camera Horizontal Reference Output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number-columns-repeated="2" office:value-type="string">
            <text:p>PC10</text:p>
          </table:table-cell>
          <table:table-cell office:value-type="string">
            <text:p>Camera PCLK</text:p>
          </table:table-cell>
          <table:table-cell office:value-type="string">
            <text:p>Camera Pixel Clock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PA8</text:p>
          </table:table-cell>
          <table:table-cell office:value-type="string">
            <text:p>MCO</text:p>
          </table:table-cell>
          <table:table-cell office:value-type="string">
            <text:p>Camera XCLK</text:p>
          </table:table-cell>
          <table:table-cell office:value-type="string">
            <text:p>Camera Clock Input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number-columns-repeated="2" office:value-type="string">
            <text:p>PC11</text:p>
          </table:table-cell>
          <table:table-cell office:value-type="string">
            <text:p>Camera RESET</text:p>
          </table:table-cell>
          <table:table-cell office:value-type="string">
            <text:p>Camera Reset Input (reset on low)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string">
            <text:p>PC12</text:p>
          </table:table-cell>
          <table:table-cell office:value-type="string">
            <text:p>Camera PWDN</text:p>
          </table:table-cell>
          <table:table-cell office:value-type="string">
            <text:p>Camera Power Down Input</text:p>
          </table:table-cell>
          <table:table-cell office:value-type="string">
            <text:p>O</text:p>
          </table:table-cell>
        </table:table-row>
      </table:table>
      <table:table table:name="Port Config Registers" table:style-name="ta1">
        <table:table-column table:style-name="co1" table:number-columns-repeated="3" table:default-cell-style-name="Default"/>
        <table:table-row table:style-name="ro1">
          <table:table-cell office:value-type="string">
            <text:p>Port 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RL</text:p>
          </table:table-cell>
          <table:table-cell office:value-type="string">
            <text:p>AF5</text:p>
          </table:table-cell>
        </table:table-row>
        <table:table-row table:style-name="ro1">
          <table:table-cell/>
          <table:table-cell office:value-type="string">
            <text:p>AFRH</text:p>
          </table:table-cell>
          <table:table-cell office:value-type="string">
            <text:p>AF0</text:p>
          </table:table-cell>
        </table:table-row>
        <table:table-row table:style-name="ro1">
          <table:table-cell office:value-type="string">
            <text:p>Port 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RL</text:p>
          </table:table-cell>
          <table:table-cell office:value-type="string">
            <text:p>AF4</text:p>
          </table:table-cell>
        </table:table-row>
        <table:table-row table:style-name="ro1">
          <table:table-cell/>
          <table:table-cell office:value-type="string">
            <text:p>AFRH</text:p>
          </table:table-cell>
          <table:table-cell office:value-type="string">
            <text:p>AF7</text:p>
          </table:table-cell>
        </table:table-row>
        <table:table-row table:style-name="ro1">
          <table:table-cell office:value-type="string">
            <text:p>Port 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RL</text:p>
          </table:table-cell>
          <table:table-cell office:value-type="string">
            <text:p>AF0</text:p>
          </table:table-cell>
        </table:table-row>
        <table:table-row table:style-name="ro1">
          <table:table-cell/>
          <table:table-cell office:value-type="string">
            <text:p>AFRH</text:p>
          </table:table-cell>
          <table:table-cell office:value-type="string">
            <text:p>AF0</text:p>
          </table:table-cell>
        </table:table-row>
        <table:table-row table:style-name="ro1">
          <table:table-cell office:value-type="string">
            <text:p>Port 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RL</text:p>
          </table:table-cell>
          <table:table-cell office:value-type="string">
            <text:p>AF12</text:p>
          </table:table-cell>
        </table:table-row>
        <table:table-row table:style-name="ro1">
          <table:table-cell/>
          <table:table-cell office:value-type="string">
            <text:p>AFRH</text:p>
          </table:table-cell>
          <table:table-cell office:value-type="string">
            <text:p>AF12</text:p>
          </table:table-cell>
        </table:table-row>
        <table:table-row table:style-name="ro1">
          <table:table-cell office:value-type="string">
            <text:p>Port 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RL</text:p>
          </table:table-cell>
          <table:table-cell office:value-type="string">
            <text:p>AF12</text:p>
          </table:table-cell>
        </table:table-row>
        <table:table-row table:style-name="ro1">
          <table:table-cell/>
          <table:table-cell office:value-type="string">
            <text:p>AFRH</text:p>
          </table:table-cell>
          <table:table-cell office:value-type="string">
            <text:p>AF12</text:p>
          </table:table-cell>
        </table:table-row>
        <table:table-row table:style-name="ro1">
          <table:table-cell office:value-type="string">
            <text:p>Port 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RL</text:p>
          </table:table-cell>
          <table:table-cell office:value-type="string">
            <text:p>AF12</text:p>
          </table:table-cell>
        </table:table-row>
        <table:table-row table:style-name="ro1">
          <table:table-cell/>
          <table:table-cell office:value-type="string">
            <text:p>AFRH</text:p>
          </table:table-cell>
          <table:table-cell office:value-type="string">
            <text:p>AF12</text:p>
          </table:table-cell>
        </table:table-row>
        <table:table-row table:style-name="ro1">
          <table:table-cell office:value-type="string">
            <text:p>Port 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RL</text:p>
          </table:table-cell>
          <table:table-cell office:value-type="string">
            <text:p>AF12</text:p>
          </table:table-cell>
        </table:table-row>
        <table:table-row table:style-name="ro1">
          <table:table-cell/>
          <table:table-cell office:value-type="string">
            <text:p>AFRH</text:p>
          </table:table-cell>
          <table:table-cell office:value-type="string">
            <text:p>AF12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0T16:05:38</meta:creation-date>
    <meta:generator>LibreOffice/3.5$Linux_X86_64 LibreOffice_project/350m1$Build-2</meta:generator>
    <dc:date>2012-12-21T14:39:22</dc:date>
    <meta:editing-duration>PT21M48S</meta:editing-duration>
    <meta:editing-cycles>13</meta:editing-cycles>
    <meta:document-statistic meta:table-count="3" meta:cell-count="359" meta:object-count="0"/>
  </office:meta>
</office:document-meta>
</file>